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0693in" loext:contextual-spacing="false" fo:line-height="113%" fo:break-before="auto" fo:break-after="auto"/>
    </style:style>
    <style:style style:name="P2" style:family="paragraph" style:parent-style-name="Standard">
      <style:paragraph-properties fo:margin-top="0in" fo:margin-bottom="0.0693in" loext:contextual-spacing="false" fo:line-height="110%" fo:break-before="auto" fo:break-after="auto"/>
    </style:style>
    <style:style style:name="P3" style:family="paragraph" style:parent-style-name="Standard" style:master-page-name="Standard">
      <style:paragraph-properties fo:margin-top="0in" fo:margin-bottom="0.0693in" loext:contextual-spacing="false" fo:line-height="113%" fo:text-align="center" style:justify-single-word="false" style:page-number="1" fo:break-before="auto" fo:break-after="auto"/>
    </style:style>
    <style:style style:name="P4" style:family="paragraph" style:parent-style-name="Standard">
      <style:paragraph-properties fo:margin-left="0.5in" fo:margin-right="0in" fo:margin-top="0in" fo:margin-bottom="0.0693in" loext:contextual-spacing="false" fo:line-height="110%" fo:text-indent="0in" style:auto-text-indent="false" fo:break-before="auto" fo:break-after="auto"/>
    </style:style>
    <style:style style:name="P5" style:family="paragraph" style:parent-style-name="Standard" style:list-style-name="WWNum2">
      <style:paragraph-properties fo:margin-left="1in" fo:margin-right="0in" fo:margin-top="0in" fo:margin-bottom="0in" loext:contextual-spacing="false" fo:line-height="110%" fo:text-indent="-0.25in" style:auto-text-indent="false" fo:break-before="auto" fo:break-after="auto"/>
    </style:style>
    <style:style style:name="P6" style:family="paragraph" style:parent-style-name="Standard" style:list-style-name="WWNum2">
      <style:paragraph-properties fo:margin-left="1in" fo:margin-right="0in" fo:text-indent="-0.25in" style:auto-text-indent="false" fo:break-before="auto" fo:break-after="auto"/>
    </style:style>
    <style:style style:name="P7" style:family="paragraph" style:parent-style-name="Standard">
      <style:paragraph-properties fo:break-before="auto" fo:break-after="auto"/>
    </style:style>
    <style:style style:name="P8" style:family="paragraph" style:parent-style-name="Standard">
      <style:paragraph-properties fo:text-align="center" style:justify-single-word="false" fo:break-before="auto" fo:break-after="auto"/>
    </style:style>
    <style:style style:name="P9" style:family="paragraph" style:parent-style-name="Standard" style:list-style-name="WWNum1">
      <style:paragraph-properties fo:margin-left="0.5in" fo:margin-right="0in" fo:margin-top="0.139in" fo:margin-bottom="0.139in" loext:contextual-spacing="false" fo:line-height="100%" fo:text-indent="-0.25in" style:auto-text-indent="false" fo:break-before="auto" fo:break-after="auto"/>
    </style:style>
    <style:style style:name="P10" style:family="paragraph" style:parent-style-name="Standard">
      <style:paragraph-properties fo:margin-top="0.139in" fo:margin-bottom="0.139in" loext:contextual-spacing="false" fo:line-height="100%" fo:break-before="auto" fo:break-after="auto"/>
    </style:style>
    <style:style style:name="P11" style:family="paragraph" style:parent-style-name="Heading_20_1">
      <style:paragraph-properties fo:margin-top="0in" fo:margin-bottom="0in" loext:contextual-spacing="false" fo:line-height="100%" fo:text-align="center" style:justify-single-word="false" fo:break-before="auto" fo:break-after="auto"/>
    </style:style>
    <style:style style:name="P12" style:family="paragraph" style:parent-style-name="Heading_20_2">
      <style:paragraph-properties fo:margin-left="0in" fo:margin-right="0in" fo:margin-top="0in" fo:margin-bottom="0.139in" loext:contextual-spacing="false" fo:line-height="100%" fo:text-indent="0in" style:auto-text-indent="false" fo:break-before="auto" fo:break-after="auto"/>
    </style:style>
    <style:style style:name="P13" style:family="paragraph" style:parent-style-name="Heading_20_2">
      <style:paragraph-properties fo:break-before="auto" fo:break-after="auto"/>
    </style:style>
    <style:style style:name="P14" style:family="paragraph" style:parent-style-name="Title">
      <style:paragraph-properties fo:text-align="center" style:justify-single-word="false" fo:break-before="auto" fo:break-after="auto"/>
    </style:style>
    <style:style style:name="P15" style:family="paragraph">
      <loext:graphic-properties draw:fill="solid" draw:fill-color="#a0a0a0"/>
      <style:paragraph-properties fo:text-align="center"/>
    </style:style>
    <style:style style:name="T1" style:family="text">
      <style:text-properties fo:font-size="13pt" fo:font-weight="bold" style:font-size-asian="13pt" style:font-weight-asian="bold" style:font-size-complex="13pt"/>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fo:background-color="#ffffff"/>
    </style:style>
    <style:style style:name="T4" style:family="text">
      <style:text-properties fo:color="#1155cc" style:font-name="Trebuchet MS" style:text-underline-style="solid" style:text-underline-width="auto" style:text-underline-color="font-color" style:font-name-asian="Trebuchet MS1" style:font-name-complex="Trebuchet MS1"/>
    </style:style>
    <style:style style:name="T5" style:family="text">
      <style:text-properties style:font-name="Trebuchet MS" style:font-name-asian="Trebuchet MS1" style:font-name-complex="Trebuchet MS1"/>
    </style:style>
    <style:style style:name="T6" style:family="text">
      <style:text-properties fo:color="#3d85c6" style:font-name="Trebuchet MS" style:font-name-asian="Trebuchet MS1" style:font-name-complex="Trebuchet MS1"/>
    </style:style>
    <style:style style:name="T7" style:family="text">
      <style:text-properties fo:color="#3d85c6" fo:font-size="16pt" style:font-size-asian="16pt" style:font-size-complex="16pt"/>
    </style:style>
    <style:style style:name="T8" style:family="text">
      <style:text-properties fo:font-weight="bold" style:font-weight-asian="bold"/>
    </style:style>
    <style:style style:name="T9" style:family="text">
      <style:text-properties fo:color="#ff0000"/>
    </style:style>
    <style:style style:name="T10" style:family="text">
      <style:text-properties fo:color="#ff0000" fo:font-style="italic" style:font-style-asian="italic"/>
    </style:style>
    <style:style style:name="T11" style:family="text">
      <style:text-properties fo:color="#ff0000" fo:font-style="italic" fo:font-weight="bold" style:font-style-asian="italic" style:font-weight-asian="bold"/>
    </style:style>
    <style:style style:name="T12" style:family="text">
      <style:text-properties fo:color="#ff0000" style:font-name="Trebuchet MS" fo:font-style="italic" style:font-name-asian="Trebuchet MS1" style:font-style-asian="italic" style:font-name-complex="Trebuchet MS1"/>
    </style:style>
    <style:style style:name="T13" style:family="text">
      <style:text-properties fo:color="#2d3b45"/>
    </style:style>
    <style:style style:name="T14" style:family="text">
      <style:text-properties fo:color="#2d3b45" fo:font-style="italic" style:font-style-asian="italic"/>
    </style:style>
    <style:style style:name="T15" style:family="text">
      <style:text-properties fo:color="#2d3b45" fo:background-color="#ffffff"/>
    </style:style>
    <style:style style:name="T16" style:family="text">
      <style:text-properties style:text-line-through-style="solid" style:text-line-through-type="single"/>
    </style:style>
    <style:style style:name="T17" style:family="text">
      <style:text-properties fo:color="#cc0000"/>
    </style:style>
    <style:style style:name="T18" style:family="text">
      <style:text-properties fo:font-style="italic" style:font-style-asian="italic"/>
    </style:style>
    <style:style style:name="T19" style:family="text">
      <style:text-properties fo:font-size="18pt" style:font-size-asian="18pt" style:font-size-complex="18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693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T161 &gt;&gt; START HERE &lt;&lt;</text:span></text:p>
      <text:p text:style-name="P1">Hello. My name is Sara Newman and I'm your IT161 Web Authoring 1 instructor this quarter. Below are some things to help get things off on the right foot. <text:a xlink:type="simple" xlink:href="https://tinyurl.com/it161-getting-started" text:style-name="ListLabel_20_19" text:visited-style-name="ListLabel_20_19"><text:span text:style-name="T2">https://tinyurl.com/it161-getting-started</text:span></text:a></text:p>
      <text:p text:style-name="P1"><draw:rect text:anchor-type="as-char" style:rel-width="100%" draw:z-index="0" draw:style-name="gr1" draw:text-style-name="P15" svg:width="0.0012in" svg:height="0.0213in"><text:p/></draw:rect></text:p>
      <text:p text:style-name="P11"><text:bookmark text:name="_dp4744cnlk23"/><text:span text:style-name="T5">REQUIRED MATERIALS, ETC.</text:span></text:p>
      <text:p text:style-name="P12"><text:bookmark text:name="_h0i9j72ymgg5"/>CANVAS</text:p>
      <text:p text:style-name="P2">Canvas is an online learning management system (LMS) where our online classroom is maintained and where you'll find our syllabus, lessons, assignments, submit homework and your grades.<text:span text:style-name="T8"> </text:span>View the following items to help you get acquainted and set up Canvas in an efficient and professional manner.</text:p>
      <text:p text:style-name="P4"><text:span text:style-name="T9">REQUIRED UPDATES</text:span></text:p>
      <text:list xml:id="list3622342754" text:style-name="WWNum2">
        <text:list-item>
          <text:p text:style-name="P5"><text:span text:style-name="T13">Update your Canvas "</text:span><text:a xlink:type="simple" xlink:href="https://community.canvaslms.com/docs/DOC-10628-4212710342" text:style-name="ListLabel_20_19" text:visited-style-name="ListLabel_20_19"><text:span text:style-name="T2">Profile</text:span></text:a><text:span text:style-name="T13">" </text:span><text:span text:style-name="T14">(your name, if needed, and add a photo, please)</text:span></text:p>
        </text:list-item>
        <text:list-item>
          <text:p text:style-name="P5"><text:span text:style-name="T13">Update your Canvas "</text:span><text:a xlink:type="simple" xlink:href="https://guides.instructure.com/m/4212/l/710344-how-do-i-set-my-canvas-notification-preferences-as-a-student" text:style-name="ListLabel_20_19" text:visited-style-name="ListLabel_20_19"><text:span text:style-name="T2">Notification Preferences</text:span></text:a><text:span text:style-name="T14">" </text:span><text:span text:style-name="T13">and </text:span><text:a xlink:type="simple" xlink:href="http://guides.instructure.com/m/4212/l/41471-how-do-i-add-an-additional-email-address-in-canvas" text:style-name="ListLabel_20_19" text:visited-style-name="ListLabel_20_19"><text:span text:style-name="T2">Contact Methods</text:span></text:a><text:span text:style-name="T13">"</text:span></text:p>
        </text:list-item>
        <text:list-item>
          <text:p text:style-name="P6"><text:span text:style-name="T13">Verify if your </text:span><text:a xlink:type="simple" xlink:href="http://www.seattlecentral.edu/sos/" text:style-name="ListLabel_20_19" text:visited-style-name="ListLabel_20_19"><text:span text:style-name="T2">college contact information</text:span></text:a><text:span text:style-name="T13"> is accurate</text:span></text:p>
        </text:list-item>
      </text:list>
      <text:p text:style-name="P4">STUDENT CANVAS GUIDE, <text:a xlink:type="simple" xlink:href="https://community.canvaslms.com/docs/DOC-10701" text:style-name="ListLabel_20_19" text:visited-style-name="ListLabel_20_19"><text:span text:style-name="T2">https://community.canvaslms.com/docs/DOC-10701</text:span></text:a><text:span text:style-name="T7"><text:line-break/></text:span></text:p>
      <text:p text:style-name="P13"><text:bookmark text:name="_kqu4lfqtam1m"/><text:span text:style-name="T16">TEXTBOOK</text:span> LINKEDIN LEARNING (Video Training Library)</text:p>
      <text:p text:style-name="P7"><text:span text:style-name="T17">We do not use a textbook.</text:span> Instead, I assign weekly training videos and you take review quizzes following these assignments to demonstrate your knowledge and understanding of the videos assigned. This quarter we're using LinkedIn Learning videos as a replacement for a textbook. Luckily almost all library systems across the country include LinkedIn Learning videos as part of their resources.</text:p>
      <text:p text:style-name="P7">I've created a doc and a short video to show how to get a library card online, and then how to use it to access LinkedIn Learning:</text:p>
      <text:p text:style-name="P7"><text:a xlink:type="simple" xlink:href="https://tinyurl.com/linkedin-learning-library" text:style-name="ListLabel_20_19" text:visited-style-name="ListLabel_20_19"><text:span text:style-name="T2">https://tinyurl.com/linkedin-learning-instructions</text:span></text:a></text:p>
      <text:p text:style-name="P7"><text:span text:style-name="T8">Please view the above, and get a library card as soon as possible, if you don't have one already. <text:s/></text:span>You'll find instructions on how to get a library card from most of the libraries in the Puget Sound area in the link above.</text:p>
      <text:p text:style-name="P7">Look for assignments that provide links to questions from LinkedIn Learning videos in the modules.</text:p>
      <text:p text:style-name="P13"><text:bookmark text:name="_dl82vmefao5y"/><text:span text:style-name="T5">BROWSERS</text:span></text:p>
      <text:p text:style-name="P7"><text:span text:style-name="T15">Download the </text:span><text:a xlink:type="simple" xlink:href="https://www.mozilla.org/en-US/firefox/new/" text:style-name="ListLabel_20_20" text:visited-style-name="ListLabel_20_20"><text:span text:style-name="T3">Firefox</text:span></text:a><text:span text:style-name="T15"> and </text:span><text:a xlink:type="simple" xlink:href="https://www.google.com/chrome/browser/" text:style-name="ListLabel_20_20" text:visited-style-name="ListLabel_20_20"><text:span text:style-name="T3">Chrome</text:span></text:a><text:span text:style-name="T15"> browser applications to your computer. </text:span>NOTE: Chrome is my preferred browser. There are others but I'll be referring to Chrome and Firefox the most this quarter. </text:p>
      <text:p text:style-name="P13"><text:bookmark text:name="_1cungr83zaxz"/><text:span text:style-name="T5">EDITOR</text:span></text:p>
      <text:p text:style-name="P7">In this class we'll use <text:span text:style-name="T8">Visual Studio Code</text:span>. Please download this code editor, <text:a xlink:type="simple" xlink:href="https://code.visualstudio.com/Download" text:style-name="ListLabel_20_19" text:visited-style-name="ListLabel_20_19"><text:span text:style-name="T2">https://code.visualstudio.com/Download</text:span></text:a> &amp; learn to use it, <text:a xlink:type="simple" xlink:href="https://code.visualstudio.com/learn" text:style-name="ListLabel_20_19" text:visited-style-name="ListLabel_20_19"><text:span text:style-name="T2">https://code.visualstudio.com/learn</text:span></text:a>!</text:p>
      <text:p text:style-name="P13"><text:bookmark text:name="_lc3s1n74j3xv"/><text:span text:style-name="T5">HOST</text:span>ING<text:span text:style-name="T5">/SERVER SPACE</text:span></text:p>
      <text:p text:style-name="P7">In order to have others view your web pages, they need to be uploaded to a server online that will host your pages. <text:span text:style-name="T5">I provide hosting / server space for </text:span>my IT161 students<text:span text:style-name="T5"> </text:span>for one quarter <text:span text:style-name="T5">on </text:span><text:a xlink:type="simple" xlink:href="http://web-students.net" text:style-name="ListLabel_20_21" text:visited-style-name="ListLabel_20_21"><text:span text:style-name="T4">http://web-students.net</text:span></text:a>. Y<text:span text:style-name="T5">ou will receive</text:span> login credentials <text:span text:style-name="T5">and </text:span><text:a xlink:type="simple" xlink:href="https://docs.google.com/document/d/1KG2TkK9hWRrHzjB7SR7YzQpC__Frj6bFeLUK6x1jQ5I/edit#" text:style-name="ListLabel_20_21" text:visited-style-name="ListLabel_20_21"><text:span text:style-name="T4">instructions as to how to use them</text:span></text:a><text:span text:style-name="T5"> </text:span>within the first week of the quarter.<text:span text:style-name="T5"> </text:span><text:span text:style-name="T8">If you have your own server space, please let me know</text:span><text:span text:style-name="T18">.</text:span></text:p>
      <text:p text:style-name="P13"><text:bookmark text:name="_8vhdfyto2ez3"/><text:span text:style-name="T5">FTP</text:span></text:p>
      <text:p text:style-name="P7">In order to have others view our web pages, we can use software installed on our local computers to move (upload) the files to the remote server which will host our pages. <text:s/>The software that moves these files uses File Transfer Protocol (FTP) to do this. <text:s/></text:p>
      <text:p text:style-name="P7"><text:soft-page-break/>In this class, we'll use the free FTP program<text:span text:style-name="T5"> </text:span><text:span text:style-name="T8">FileZilla</text:span><text:span text:style-name="T5"> application to transfer (</text:span>upload) all our files, including images and CSS stylesheets. <text:s/></text:p>
      <text:p text:style-name="Heading_20_2"><text:bookmark text:name="_loaotv2w56n1"/>SAFELY DOWNLOADING FILEZILLA</text:p>
      <text:p text:style-name="P7">FileZilla is the FTP program we'll use to move our files. <text:s text:c="2"/>Filezilla is a free program and can be paired with additional software we don't want on our machines. <text:s/>Follow the directions below to safely download your copy of FileZilla:</text:p>
      <text:p text:style-name="P7"><text:a xlink:type="simple" xlink:href="https://medium.com/web-design-web-developer-magazine/how-to-safely-download-and-cleanly-install-filezilla-ftp-software-with-no-additional-junk-10b27a2d270d" text:style-name="ListLabel_20_19" text:visited-style-name="ListLabel_20_19"><text:span text:style-name="T2">How to Safely Download and Cleanly Install FileZilla FTP Software (with no additional junk)</text:span></text:a></text:p>
      <text:p text:style-name="P7">Be sure to download the CLIENT version of FileZilla.</text:p>
      <text:p text:style-name="P7"><text:span text:style-name="T10">C</text:span><text:span text:style-name="T12">AUTION: </text:span><text:span text:style-name="T10">When you first "run" your application on your computer, </text:span><text:span text:style-name="T11">uncheck</text:span><text:span text:style-name="T12"> any unwanted </text:span><text:span text:style-name="T11">adware</text:span><text:span text:style-name="T12"> that </text:span><text:span text:style-name="T10">offers to install</text:span><text:span text:style-name="T12"> on to your computer</text:span><text:span text:style-name="T10">.</text:span></text:p>
      <text:p text:style-name="P13"><text:bookmark text:name="_cg7iityxj9rq"/></text:p>
      <text:p text:style-name="P13"><text:bookmark text:name="_v56ui2wp1ubi"/>FINAL PROJECT</text:p>
      <text:p text:style-name="P7"><text:a xlink:type="simple" xlink:href="https://docs.google.com/document/d/1AeI515dGHh3JnLCl7cUJwnkBwZ8qY9PghE3I4jkf0LA/edit" text:style-name="ListLabel_20_19" text:visited-style-name="ListLabel_20_19"><text:span text:style-name="T2">IT161 students are required to find themselves a real client for their end of quarter final project website</text:span></text:a>. Typical final project sites produced by our web students have been for <text:span text:style-name="T8">musicians, models, teachers, bakeries, hair salons, daycares, massage specialists, yoga studios, photographers, tattoo artists</text:span> and all variety of<text:span text:style-name="T8"> friends and family </text:span>seeking to promote their business portfolios and/or business ideas online. </text:p>
      <text:list xml:id="list978260948" text:style-name="WWNum1">
        <text:list-item>
          <text:p text:style-name="P9"><text:span text:style-name="T8">Your final project client cannot be yourself. </text:span>However, you can work out a swap with another student who wants a website built for themselves as well -- and be each other's final project client, if desired. </text:p>
        </text:list-item>
        <text:list-item>
          <text:p text:style-name="P9"><text:span text:style-name="T8">I'll be showing you examples of past IT161 final project student work</text:span> to provide inspiration and talk about end of quarter expectations.</text:p>
        </text:list-item>
      </text:list>
      <text:p text:style-name="P10"/>
      <text:p text:style-name="Standard"><text:span text:style-name="T7">SUPPORT</text:span></text:p>
      <text:p text:style-name="Standard">Since this is an entirely online class, getting help is essential. Below are 3 ways to get help:</text:p>
      <text:p text:style-name="Standard"><text:span text:style-name="T8">Canvas Inbox: </text:span>If you have any questions about assignments or any software or other issues that come up, please contact me via the Canvas Inbox. <text:s/>The easiest way to start a conversation with me is to find the link named HELP on the left side of the screen in Canvas, then select ASK YOUR INSTRUCTOR A QUESTION. <text:s/>If possible, provide an link to the item you have a a question about.</text:p>
      <text:p text:style-name="Standard"><text:span text:style-name="T8">Online Multi-Class Labs:</text:span> Bill Newman, another IT instructor and I provide live online labs for our combined classes. During these live labs you can come to an online zoom room and meet other students and get help with your assignments. Each week I'll notify class via Canvas announcements when a lab is being offered. In particular if you're having trouble with software, these are crucial labs to attend.</text:p>
      <text:p text:style-name="Standard"><text:span text:style-name="T8">Tutoring:</text:span> Another way to get support is through the <text:s/>IT &amp; BTM Tutoring, which is by drop-in and/or appointment. All IT &amp; BTM tutoring is conducted remotely, via a tutor’s Zoom account or within Slack. <text:s/>Make use of this very important resource early and often to start on the right track: <text:s/><text:a xlink:type="simple" xlink:href="https://seattlecentral.edu/campus-life/student-support-and-services/learning-support-and-tutoring/it-btm-tutoring" text:style-name="ListLabel_20_19" text:visited-style-name="ListLabel_20_19"><text:span text:style-name="T2">IT/BTM Tutoring</text:span></text:a></text:p>
      <text:p text:style-name="Standard">I'm excited to get started. <text:s/>I hope you are too!</text:p>
      <text:p text:style-name="Standard">Sara</text:p>
      <text:p text:style-name="Standard"/>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rebuchet MS" fo:font-size="12pt" fo:language="en" fo:country="none" style:letter-kerning="false" style:font-name-asian="Trebuchet MS1" style:font-size-asian="12pt" style:language-asian="zh" style:country-asian="CN" style:font-name-complex="Trebuchet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rebuchet MS" fo:font-size="12pt" fo:language="en" fo:country="none" style:letter-kerning="false" style:font-name-asian="Trebuchet MS1" style:font-size-asian="12pt" style:language-asian="zh" style:country-asian="CN" style:font-name-complex="Trebuchet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1665in" fo:margin-bottom="0.111in" loext:contextual-spacing="false" fo:line-height="100%" fo:keep-together="always" fo:break-before="auto" fo:break-after="auto" fo:keep-with-next="always"/>
      <style:text-properties fo:color="#3d85c6"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text-underline-style="solid" style:text-underline-width="auto" style:text-underline-color="font-color" fo:background-color="#ffffff"/>
    </style:style>
    <style:style style:name="ListLabel_20_21" style:display-name="ListLabel 21" style:family="text">
      <style:text-properties fo:color="#1155cc"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itle">
      <style:paragraph-properties fo:text-align="center" style:justify-single-word="false" fo:break-before="auto" fo:break-after="auto"/>
    </style:style>
    <style:style style:name="MP2" style:family="paragraph" style:parent-style-name="Standard">
      <style:paragraph-properties fo:text-align="center" style:justify-single-word="false" fo:break-before="auto" fo:break-after="auto"/>
    </style:style>
    <style:style style:name="MT1" style:family="text">
      <style:text-properties fo:font-size="18pt" style:font-size-asian="18pt" style:font-size-complex="18pt"/>
    </style:style>
    <style:page-layout style:name="Mpm1">
      <style:page-layout-properties fo:page-width="8.5in" fo:page-height="11in" style:num-format="1" style:print-orientation="portrait" fo:margin-top="0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bookmark text:name="_x0a52rsqj3a"/><text:span text:style-name="MT1">Seattle Central College: IT161 Getting Started!</text:span></text:p>
      </style:header>
      <style:footer>
        <text:p text:style-name="MP2">Page <text:page-number text:select-page="current">2</text:page-number><text:s/>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4" meta:word-count="911" meta:character-count="5570" meta:non-whitespace-character-count="4688"/>
    <meta:generator>LibreOfficeDev/6.0.5.2$Linux_X86_64 LibreOffice_project/</meta:generator>
  </office:meta>
</office:document-meta>
</file>